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8]" office:value-type="float" office:value="4.08" calcext:value-type="float">
            <text:p>4.08</text:p>
          </table:table-cell>
          <table:table-cell table:style-name="ce124" table:formula="of:=[.E68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8]" office:value-type="float" office:value="4.17" calcext:value-type="float">
            <text:p>4.17</text:p>
          </table:table-cell>
          <table:table-cell table:style-name="ce124" table:formula="of:=[.E78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07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7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9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51]" office:value-type="float" office:value="10.07" calcext:value-type="float">
            <text:p>10.07</text:p>
          </table:table-cell>
          <table:table-cell table:style-name="ce124" table:formula="of:=[.E25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62]" office:value-type="float" office:value="9.34" calcext:value-type="float">
            <text:p>9.34</text:p>
          </table:table-cell>
          <table:table-cell table:style-name="ce124" table:formula="of:=[.E262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25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330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0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6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8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04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5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5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7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33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8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3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4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5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8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9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4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13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29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3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3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46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58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541" calcext:value-type="float">
            <text:p>22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1" calcext:value-type="float">
            <text:p>26.6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8" calcext:value-type="float">
            <text:p>23.5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8" calcext:value-type="float">
            <text:p>23.50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05" calcext:value-type="float">
            <text:p>20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ster Wochenta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4" calcext:value-type="float">
            <text:p>27.6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89" calcext:value-type="float">
            <text:p>15.4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5" calcext:value-type="float">
            <text:p>28.005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3" office:value-type="float" office:value="16.005" calcext:value-type="float">
            <text:p>16.005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" calcext:value-type="float">
            <text:p>24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5" calcext:value-type="float">
            <text:p>20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r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4" calcext:value-type="float">
            <text:p>20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di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6" calcext:value-type="float">
            <text:p>28.1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7" calcext:value-type="float">
            <text:p>24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" calcext:value-type="float">
            <text:p>28.0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9" calcext:value-type="float">
            <text:p>20.0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7" calcext:value-type="float">
            <text:p>28.09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6" calcext:value-type="float">
            <text:p>28.0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3" calcext:value-type="float">
            <text:p>24.0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" calcext:value-type="float">
            <text:p>20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 (verwundert sich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«Emmausjünger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131" calcext:value-type="float">
            <text:p>24.1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/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nicht geglaubt ha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3" calcext:value-type="float">
            <text:p>20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Elf gingen zum Berg i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917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56"/>
      </table:named-expressions>
      <table:database-ranges>
        <table:database-range table:name="SortierRange" table:target-range-address="Parallelstellen.C2:Parallelstellen.AM65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56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8:31:33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1-11-14T22:15:19.344000000</dc:date>
    <meta:editing-duration>P6DT57M42S</meta:editing-duration>
    <meta:editing-cycles>614</meta:editing-cycles>
    <meta:generator>LibreOffice/7.0.0.3$Windows_X86_64 LibreOffice_project/8061b3e9204bef6b321a21033174034a5e2ea88e</meta:generator>
    <meta:document-statistic meta:table-count="1" meta:cell-count="4140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